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e57" officeooo:paragraph-rsid="0001ee57"/>
    </style:style>
    <style:style style:name="P2" style:family="paragraph" style:parent-style-name="Standard">
      <style:paragraph-properties fo:text-align="start" style:justify-single-word="false"/>
      <style:text-properties officeooo:rsid="0001ee57" officeooo:paragraph-rsid="0001ee57"/>
    </style:style>
    <style:style style:name="P3" style:family="paragraph" style:parent-style-name="Standard">
      <style:paragraph-properties fo:margin-left="0.4925in" fo:text-align="start" style:justify-single-word="false" fo:text-indent="0in" style:auto-text-indent="false"/>
      <style:text-properties officeooo:rsid="0001ee57" officeooo:paragraph-rsid="0001ee57"/>
    </style:style>
    <style:style style:name="P4" style:family="paragraph" style:parent-style-name="Standard">
      <style:paragraph-properties fo:text-align="start" style:justify-single-word="false"/>
      <style:text-properties officeooo:rsid="00051739" officeooo:paragraph-rsid="00051739"/>
    </style:style>
    <style:style style:name="P5" style:family="paragraph" style:parent-style-name="Standard">
      <style:paragraph-properties fo:margin-left="0.4925in" fo:text-align="start" style:justify-single-word="false" fo:text-indent="0in" style:auto-text-indent="false"/>
      <style:text-properties officeooo:rsid="00094c55" officeooo:paragraph-rsid="00094c55"/>
    </style:style>
    <style:style style:name="P6" style:family="paragraph" style:parent-style-name="Standard">
      <style:paragraph-properties fo:margin-left="0.9846in" fo:text-align="start" style:justify-single-word="false" fo:text-indent="0in" style:auto-text-indent="false"/>
      <style:text-properties officeooo:rsid="00094c55" officeooo:paragraph-rsid="00094c55"/>
    </style:style>
    <style:style style:name="P7" style:family="paragraph" style:parent-style-name="Standard">
      <style:paragraph-properties fo:margin-left="0.9846in" fo:text-align="start" style:justify-single-word="false" fo:text-indent="0in" style:auto-text-indent="false"/>
      <style:text-properties officeooo:rsid="000a9b4c" officeooo:paragraph-rsid="000a9b4c"/>
    </style:style>
    <style:style style:name="P8" style:family="paragraph" style:parent-style-name="Standard">
      <style:paragraph-properties fo:margin-left="0.4925in" fo:text-align="start" style:justify-single-word="false" fo:text-indent="0in" style:auto-text-indent="false"/>
      <style:text-properties officeooo:rsid="000836ed" officeooo:paragraph-rsid="000836ed"/>
    </style:style>
    <style:style style:name="T1" style:family="text">
      <style:text-properties officeooo:rsid="0003bea3"/>
    </style:style>
    <style:style style:name="T2" style:family="text">
      <style:text-properties officeooo:rsid="00068ef9"/>
    </style:style>
    <style:style style:name="T3" style:family="text">
      <style:text-properties officeooo:rsid="000836ed"/>
    </style:style>
    <style:style style:name="T4" style:family="text">
      <style:text-properties officeooo:rsid="000a9b4c"/>
    </style:style>
    <style:style style:name="T5" style:family="text">
      <style:text-properties officeooo:rsid="00051739"/>
    </style:style>
    <style:style style:name="T6" style:family="text">
      <style:text-properties officeooo:rsid="000a7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mizarea Consumul de Combustibil</text:p>
      <text:p text:style-name="P1"/>
      <text:p text:style-name="P2">1. Introducere</text:p>
      <text:p text:style-name="P3">Acest document serveste spre a descrie proiectul realizat in MATLAB, “Optimizarea Consumul de Combustibil al Unui Vehicul”, <text:span text:style-name="T1">util pentru planificarea navigatiei rutiere. </text:span>Programul resupune gasirea uneia din mai multe rute care duc din punctul A in punctul Z, cu conditia unei distante cat mai scurte, pentru a reduce timpul de deplasare. <text:span text:style-name="T1">D</text:span>atele des<text:span text:style-name="T1">pre</text:span> traseele de pe harta <text:span text:style-name="T1">sunt preluate din fisiere</text:span>, <text:span text:style-name="T1">se folosesc</text:span> algoritmi de parcurgere si <text:span text:style-name="T1">se </text:span>afiseaza rezultatul final.</text:p>
      <text:p text:style-name="P2"/>
      <text:p text:style-name="P2">2. Ghid de utilizare</text:p>
      <text:p text:style-name="P2"><text:tab/><text:span text:style-name="T2">Se va rula fisierul “main.m”. </text:span><text:span text:style-name="T3">Se afiseaza figura cu toate orasele preluate din fisierele csv, fiecare oras reprezentat printr-o bulina albastra, iar ruta afisata, cea mai scurta, uneste punctele prin linii conectate, roz. </text:span></text:p>
      <text:p text:style-name="P2"/>
      <text:p text:style-name="P4">3. Descrierea programului</text:p>
      <text:p text:style-name="P5">Structuri de date</text:p>
      <text:p text:style-name="P5"><text:tab/><text:span text:style-name="T4">graf cu noduri si matrice de adiacenta</text:span></text:p>
      <text:p text:style-name="P6"/>
      <text:p text:style-name="P5">Complexitatea algoritmilor</text:p>
      <text:p text:style-name="P7">main.m: O(n)</text:p>
      <text:p text:style-name="P7">graph_map.m: O(n^2)</text:p>
      <text:p text:style-name="P7">export_graph_to_csv.m: O(1)</text:p>
      <text:p text:style-name="P7">astar.m: O(n^2)</text:p>
      <text:p text:style-name="P7">dijkstra.m: O(n^2)</text:p>
      <text:p text:style-name="P7"/>
      <text:p text:style-name="P5">Timp<text:span text:style-name="T4">i</text:span> de executie</text:p>
      <text:p text:style-name="P6">A*: <text:s text:c="8"/>0.018000s</text:p>
      <text:p text:style-name="P6">Dijkstra: 0.017647s</text:p>
      <text:p text:style-name="P2"/>
      <text:p text:style-name="P2"><text:span text:style-name="T5">4</text:span>. Referinte</text:p>
      <text:p text:style-name="P8">Link catre data set<text:span text:style-name="T6">ul cu orase</text:span>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16:03:36.517000000</meta:creation-date>
    <dc:date>2025-04-02T17:51:22.385000000</dc:date>
    <meta:editing-duration>PT1H13M50S</meta:editing-duration>
    <meta:editing-cycles>5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9" meta:word-count="154" meta:character-count="1058" meta:non-whitespace-character-count="911"/>
  </office:meta>
</office:document-meta>
</file>